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5000001DF17951E05920E205C.png" manifest:media-type="image/png"/>
  <manifest:file-entry manifest:full-path="Pictures/1000000100000345000001DF5E054BB44753D155.png" manifest:media-type="image/png"/>
  <manifest:file-entry manifest:full-path="Pictures/1000000100000345000001DFD561DBFD68E4D41D.png" manifest:media-type="image/png"/>
  <manifest:file-entry manifest:full-path="Pictures/1000000100000345000001DF57B5C0A06B3F8667.png" manifest:media-type="image/png"/>
  <manifest:file-entry manifest:full-path="Pictures/1000000100000345000001DF5C531B1A857F743D.png" manifest:media-type="image/png"/>
  <manifest:file-entry manifest:full-path="Pictures/1000000100000345000001DF2169AAE3E40430E3.png" manifest:media-type="image/png"/>
  <manifest:file-entry manifest:full-path="Pictures/1000000100000345000001DF4B56B835330BED57.png" manifest:media-type="image/png"/>
  <manifest:file-entry manifest:full-path="Pictures/1000000100000345000001DF5954B72024076A5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2e07" officeooo:paragraph-rsid="00102e07"/>
    </style:style>
    <style:style style:name="P2" style:family="paragraph">
      <loext:graphic-properties draw:fill="none" draw:fill-color="#ffff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9.10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.2</text:p>
      <text:p text:style-name="P1"><draw:frame text:anchor-type="paragraph" draw:z-index="7" draw:name="Text Frame 1" draw:style-name="gr1" draw:text-style-name="P2" svg:width="16.908cm" svg:height="9.102cm" svg:x="0.145cm" svg:y="12.543cm"><draw:text-box><text:p>Q3</text:p><text:p/></draw:text-box></draw:frame><draw:frame draw:style-name="fr1" draw:name="Image1" text:anchor-type="char" svg:x="13.056cm" svg:y="0.265cm" svg:width="4.355cm" svg:height="3.258cm" draw:z-index="0"><draw:image xlink:href="Pictures/1000000100000345000001DF2169AAE3E40430E3.png" xlink:type="simple" xlink:show="embed" xlink:actuate="onLoad" draw:mime-type="image/png"/></draw:frame><draw:frame draw:style-name="fr1" draw:name="Image2" text:anchor-type="char" svg:x="0.404cm" svg:y="0cm" svg:width="3.367cm" svg:height="3.761cm" draw:z-index="1"><draw:image xlink:href="Pictures/1000000100000345000001DF57B5C0A06B3F8667.png" xlink:type="simple" xlink:show="embed" xlink:actuate="onLoad" draw:mime-type="image/png"/></draw:frame><draw:frame draw:style-name="fr1" draw:name="Image3" text:anchor-type="char" svg:x="4.013cm" svg:y="0.635cm" svg:width="2.801cm" svg:height="2.835cm" draw:z-index="2"><draw:image xlink:href="Pictures/1000000100000345000001DFD561DBFD68E4D41D.png" xlink:type="simple" xlink:show="embed" xlink:actuate="onLoad" draw:mime-type="image/png"/></draw:frame><draw:frame draw:style-name="fr1" draw:name="Image4" text:anchor-type="char" svg:x="8.643cm" svg:y="0.45cm" svg:width="3.685cm" svg:height="3.602cm" draw:z-index="3"><draw:image xlink:href="Pictures/1000000100000345000001DF5E054BB44753D155.png" xlink:type="simple" xlink:show="embed" xlink:actuate="onLoad" draw:mime-type="image/png"/></draw:frame><draw:frame draw:style-name="fr1" draw:name="Image5" text:anchor-type="char" svg:x="6.83cm" svg:y="4.498cm" svg:width="5.353cm" svg:height="3.064cm" draw:z-index="4"><draw:image xlink:href="Pictures/1000000100000345000001DF4B56B835330BED57.png" xlink:type="simple" xlink:show="embed" xlink:actuate="onLoad" draw:mime-type="image/png"/></draw:frame><draw:frame draw:style-name="fr1" draw:name="Image6" text:anchor-type="char" svg:x="12.749cm" svg:y="4.233cm" svg:width="4.731cm" svg:height="2.708cm" draw:z-index="5"><draw:image xlink:href="Pictures/1000000100000345000001DF17951E05920E205C.png" xlink:type="simple" xlink:show="embed" xlink:actuate="onLoad" draw:mime-type="image/png"/></draw:frame><draw:frame draw:style-name="fr1" draw:name="Image7" text:anchor-type="char" svg:x="13.374cm" svg:y="7.482cm" svg:width="2.007cm" svg:height="2.826cm" draw:z-index="6"><draw:image xlink:href="Pictures/1000000100000345000001DF5C531B1A857F743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fill-image draw:name="Bitmap_20_1" draw:display-name="Bitmap 1" xlink:href="Pictures/1000000100000345000001DF5954B72024076A50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26:05.941578369</meta:creation-date>
    <dc:date>2025-01-09T12:37:47.306236434</dc:date>
    <meta:editing-duration>PT50S</meta:editing-duration>
    <meta:editing-cycles>1</meta:editing-cycles>
    <meta:document-statistic meta:table-count="0" meta:image-count="7" meta:object-count="0" meta:page-count="1" meta:paragraph-count="1" meta:word-count="1" meta:character-count="3" meta:non-whitespace-character-count="3"/>
    <meta:generator>LibreOffice/7.3.7.2$Linux_X86_64 LibreOffice_project/30$Build-2</meta:generator>
  </office:meta>
</office:document-meta>
</file>